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1cf6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1cf6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1cf6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1cf6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1cf6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1cf6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1cf6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1cf6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1cf6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1cf6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1cf6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1cf6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1cf6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1cf6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1cf6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1cf6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1cf6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vril Alejandra Marín Córdov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7/1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781578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Darkis Josefina  Córdova Rondón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826773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50.23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70" meta:non-whitespace-character-count="1002"/>
    <meta:template xlink:type="simple" xlink:actuate="onRequest" xlink:title="Normal" xlink:href=""/>
  </office:meta>
</office:document-meta>
</file>